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hanging" style:writing-mode="lr-tb"/>
      <style:text-properties fo:color="#000000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fo:font-size="11pt" style:font-size-asian="11pt" style:font-size-complex="11pt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</style:style>
    <style:style style:name="P4" style:family="paragraph" style:parent-style-name="Standard" style:master-page-name="Standard">
      <style:paragraph-properties style:page-number="auto"/>
      <style:text-properties officeooo:rsid="0009f95c" officeooo:paragraph-rsid="0009f95c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fo:font-size="11pt" style:font-size-asian="11pt" style:font-size-complex="11pt"/>
    </style:style>
    <style:style style:name="P6" style:family="paragraph" style:parent-style-name="Frame_20_contents">
      <style:paragraph-properties fo:text-align="center" style:justify-single-word="false" style:punctuation-wrap="hanging" style:writing-mode="lr-tb"/>
    </style:style>
    <style:style style:name="P7" style:family="paragraph" style:parent-style-name="Frame_20_contents">
      <style:paragraph-properties fo:text-align="start" style:justify-single-word="false" style:punctuation-wrap="hanging" style:writing-mode="lr-tb"/>
    </style:style>
    <style:style style:name="P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fo:font-size="11pt" style:font-size-asian="11pt" style:font-size-complex="11pt"/>
    </style:style>
    <style:style style:name="T2" style:family="text">
      <style:text-properties fo:color="#000000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gr1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1.485cm" fo:min-width="3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5.269cm" fo:min-width="3.57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1.782cm" fo:min-width="3.2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cm" svg:stroke-color="#3465a4" draw:fill="solid" draw:fill-color="#ffffff" draw:textarea-vertical-align="middle" draw:auto-grow-height="false" fo:min-height="1.856cm" fo:min-width="3.99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1" text:anchor-type="paragraph" svg:x="10.643cm" svg:y="6.814cm" svg:width="3.745cm" draw:z-index="2"><draw:text-box fo:min-height="0.041cm"><text:p text:style-name="P2">Commande livrée</text:p></draw:text-box></draw:frame><draw:line text:anchor-type="paragraph" draw:z-index="7" draw:name="Forme7" draw:style-name="gr3" draw:text-style-name="P9" svg:x1="17.995cm" svg:y1="12.317cm" svg:x2="18.011cm" svg:y2="14.617cm"><text:p/></draw:line><draw:custom-shape text:anchor-type="paragraph" draw:z-index="8" draw:name="Forme5" draw:style-name="gr2" draw:text-style-name="P9" svg:width="2.251cm" svg:height="0.89cm" svg:x="12.845cm" svg:y="12.601cm"><text:p text:style-name="P2">Commande</text:p><text:p text:style-name="P3"><text:span text:style-name="T1">Livré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Forme5" draw:style-name="gr2" draw:text-style-name="P9" svg:width="2.251cm" svg:height="0.89cm" svg:x="11.845cm" svg:y="10.601cm"><text:p text:style-name="P2">Commande</text:p><text:p text:style-name="P3"><text:span text:style-name="T1">Expédié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Forme5" draw:style-name="gr2" draw:text-style-name="P9" svg:width="2.251cm" svg:height="0.89cm" svg:x="16.748cm" svg:y="12.786cm"><text:p text:style-name="P2">Commande</text:p><text:p text:style-name="P3"><text:span text:style-name="T1">Préparé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Forme5" draw:style-name="gr2" draw:text-style-name="P9" svg:width="2.251cm" svg:height="0.89cm" svg:x="19.846cm" svg:y="5.6cm"><text:p text:style-name="P2">Commande</text:p><text:p text:style-name="P3"><text:span text:style-name="T1">Préparé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Forme5" draw:style-name="gr2" draw:text-style-name="P9" svg:width="2.251cm" svg:height="0.444cm" svg:x="10.844cm" svg:y="7.812cm"><text:p text:style-name="P7"><text:span text:style-name="T1">Stock ba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Forme5" draw:style-name="gr2" draw:text-style-name="P9" svg:width="2.251cm" svg:height="0.89cm" svg:x="11.845cm" svg:y="4.949cm"><text:p text:style-name="P7"><text:span text:style-name="T1">Articles, Stoc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Forme5" draw:style-name="gr2" draw:text-style-name="P9" svg:width="2.251cm" svg:height="0.444cm" svg:x="11.501cm" svg:y="3.865cm"><text:p text:style-name="P7"><text:span text:style-name="T1">Comman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Forme5" draw:style-name="gr2" draw:text-style-name="P9" svg:width="2.251cm" svg:height="0.444cm" svg:x="7.844cm" svg:y="11.601cm"><text:p text:style-name="P7"><text:span text:style-name="T1">Comman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Forme5" draw:style-name="gr2" draw:text-style-name="P9" svg:width="2.251cm" svg:height="0.444cm" svg:x="3.844cm" svg:y="11.601cm"><text:p text:style-name="P7"><text:span text:style-name="T1">Comman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" draw:name="Forme7" draw:style-name="gr3" draw:text-style-name="P9" svg:x1="14.686cm" svg:y1="11.375cm" svg:x2="10.641cm" svg:y2="10.332cm"><text:p/></draw:line><draw:line text:anchor-type="paragraph" draw:z-index="4" draw:name="Forme7" draw:style-name="gr3" draw:text-style-name="P9" svg:x1="13.687cm" svg:y1="7.262cm" svg:x2="10.643cm" svg:y2="7.263cm"><text:p/></draw:line><draw:line text:anchor-type="paragraph" draw:z-index="5" draw:name="Forme7" draw:style-name="gr3" draw:text-style-name="P9" svg:x1="14.515cm" svg:y1="14.376cm" svg:x2="10.088cm" svg:y2="10.622cm"><text:p/></draw:line><draw:custom-shape text:anchor-type="paragraph" draw:z-index="6" draw:name="Forme1" draw:style-name="gr4" draw:text-style-name="P8" svg:width="3.574cm" svg:height="5.268cm" svg:x="7.071cm" svg:y="5.214cm"><text:p text:style-name="P1">Système</text:p><text:p text:style-name="P1">Logistique</text:p><text:p text:style-name="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6" draw:name="Forme7" draw:style-name="gr3" draw:text-style-name="P9" svg:x1="17.835cm" svg:y1="4.35cm" svg:x2="17.838cm" svg:y2="10.786cm"><text:p/></draw:line><draw:line text:anchor-type="paragraph" draw:z-index="9" draw:name="Forme7" draw:style-name="gr3" draw:text-style-name="P9" svg:x1="10.643cm" svg:y1="8.268cm" svg:x2="13.687cm" svg:y2="8.269cm"><text:p/></draw:line><draw:line text:anchor-type="paragraph" draw:z-index="10" draw:name="Forme6" draw:style-name="gr3" draw:text-style-name="P9" svg:x1="14.342cm" svg:y1="3.991cm" svg:x2="10.531cm" svg:y2="6.401cm"><text:p/></draw:line><draw:line text:anchor-type="paragraph" draw:z-index="11" draw:name="Forme6" draw:style-name="gr3" draw:text-style-name="P9" svg:x1="10.395cm" svg:y1="5.214cm" svg:x2="14.343cm" svg:y2="3.293cm"><text:p/></draw:line><draw:line text:anchor-type="paragraph" draw:z-index="12" draw:name="Forme7" draw:style-name="gr3" draw:text-style-name="P9" svg:x1="8.868cm" svg:y1="13.786cm" svg:x2="8.922cm" svg:y2="10.477cm"><text:p/></draw:line><draw:line text:anchor-type="paragraph" draw:z-index="13" draw:name="Forme6" draw:style-name="gr3" draw:text-style-name="P9" svg:x1="3.44cm" svg:y1="10.64cm" svg:x2="6.727cm" svg:y2="14.135cm"><text:p/></draw:line><draw:custom-shape text:anchor-type="paragraph" draw:z-index="14" draw:name="Forme4" draw:style-name="gr1" draw:text-style-name="P8" svg:width="3.68cm" svg:height="1.484cm" svg:x="6.971cm" svg:y="13.787cm"><text:p text:style-name="P1">Système de gestion</text:p><text:p text:style-name="P3"><text:span text:style-name="T2">De command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Forme2" draw:style-name="gr5" draw:text-style-name="P8" svg:width="4.58cm" svg:height="2.516cm" svg:x="13.845cm" svg:y="14.009cm"><text:p text:style-name="P3"><text:span text:style-name="T2">Transporteur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7" draw:name="Forme4" draw:style-name="gr1" draw:text-style-name="P8" svg:width="3.68cm" svg:height="1.484cm" svg:x="14.686cm" svg:y="10.786cm"><text:p text:style-name="P1">Service</text:p><text:p text:style-name="P3"><text:span text:style-name="T2">Expédi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orme4" draw:style-name="gr1" draw:text-style-name="P8" svg:width="3.68cm" svg:height="1.484cm" svg:x="13.686cm" svg:y="6.786cm"><text:p text:style-name="P1">Service</text:p><text:p text:style-name="P3"><text:span text:style-name="T2">Logistiqu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Forme3" draw:style-name="gr6" draw:text-style-name="P8" svg:width="3.998cm" svg:height="1.855cm" svg:x="14.342cm" svg:y="2.499cm"><text:p text:style-name="P3"><text:span text:style-name="T2">Entrepô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Forme2" draw:style-name="gr5" draw:text-style-name="P8" svg:width="4.58cm" svg:height="2.516cm" svg:x="0.325cm" svg:y="8.617cm"><text:p text:style-name="P3"><text:span text:style-name="T2">Internautes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ctivités : Mettre à jour Stock, vérifier que stock pas trop bas, rechercher entrepot, mettre à jour état com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54:27</meta:creation-date>
    <dc:language>fr-FR</dc:language>
    <dc:date>2016-11-15T16:55:32.346700995</dc:date>
    <meta:editing-cycles>8</meta:editing-cycles>
    <meta:editing-duration>PT28M22S</meta:editing-duration>
    <meta:generator>LibreOffice/5.2.2.2$Linux_X86_64 LibreOffice_project/20m0$Build-2</meta:generator>
    <meta:document-statistic meta:table-count="0" meta:image-count="0" meta:object-count="0" meta:page-count="1" meta:paragraph-count="26" meta:word-count="50" meta:character-count="352" meta:non-whitespace-character-count="328"/>
  </office:meta>
</office:document-meta>
</file>